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8.5cm" style:rel-column-width="32767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Table_20_Contents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vel generator refactoring. How it worked vs how it will work</text:p>
      <text:p text:style-name="Standard"/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Table_20_Contents"/>
          </table:table-cell>
          <table:table-cell table:style-name="Tabell1.B1" office:value-type="string">
            <text:list xml:id="list831234250440787479" text:style-name="L4">
              <text:list-item>
                <text:p text:style-name="P4">Determine level variables</text:p>
              </text:list-item>
              <text:list-item>
                <text:p text:style-name="P4">Determine layout</text:p>
              </text:list-item>
              <text:list-item>
                <text:p text:style-name="P4">Set variables</text:p>
              </text:list-item>
            </text:list>
          </table:table-cell>
        </table:table-row>
      </table:table>
      <text:p text:style-name="Standard"/>
      <text:p text:style-name="Standard">Architectural elements to consider</text:p>
      <text:list xml:id="list7570558423559845633" text:style-name="L3">
        <text:list-item>
          <text:p text:style-name="P3">Jharokha, a type of enclosed balcony. It resembles a bay window</text:p>
        </text:list-item>
      </text:list>
      <text:p text:style-name="Standard"/>
      <text:p text:style-name="Standard">For structure</text:p>
      <text:list xml:id="list5912093679260359646" text:style-name="L1">
        <text:list-item>
          <text:p text:style-name="P1">The main room is a corps de logis. It is refered to as such when the Palace/Mansion has pavillions.</text:p>
        </text:list-item>
        <text:list-item>
          <text:p text:style-name="P1">A pavillion is a secondary structure, connected by walkways or freestanding. In a Palace/Mansion, they must be symmetrically placed, flanking the main building.</text:p>
        </text:list-item>
        <text:list-item>
          <text:p text:style-name="P1">When two pavillions and a corps de logis form a horseshoe shape, the inner area is called a Cour d'honneur. It is a tree-sided ceremonial courtyard.</text:p>
        </text:list-item>
        <text:list-item>
          <text:p text:style-name="P1">A four-sided courtyard is instead called a “quadrangle”.</text:p>
        </text:list-item>
      </text:list>
      <text:p text:style-name="Standard"/>
      <text:p text:style-name="Standard">For roof</text:p>
      <text:list xml:id="list4372880023034058040" text:style-name="L2">
        <text:list-item>
          <text:p text:style-name="P2">Gonjong house type</text:p>
        </text:list-item>
        <text:list-item>
          <text:p text:style-name="P2">Onion dome, Cloister dome</text:p>
        </text:list-item>
        <text:list-item>
          <text:p text:style-name="P2">Domes stand on elemtns called “drums”. A dome may be finished off with an oculus, which may have a roof lantern and cupola.</text:p>
        </text:list-item>
        <text:list-item>
          <text:p text:style-name="P2">https://en.wikipedia.org/wiki/List_of_roof_shap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Senekovic</meta:initial-creator>
    <meta:creation-date>2020-12-05T19:49:53.60</meta:creation-date>
    <dc:date>2020-12-09T04:01:21.24</dc:date>
    <dc:creator>Gabriel Senekovic</dc:creator>
    <meta:editing-duration>P3DT8H11M28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1" meta:paragraph-count="16" meta:word-count="156" meta:character-count="924"/>
  </office:meta>
</office:document-meta>
</file>